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Tahoma, Helvetica, Free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.59cm" table:align="margins"/>
    </style:style>
    <style:style style:name="Tablo1.A" style:family="table-column">
      <style:table-column-properties style:column-width="1.649cm" style:rel-column-width="935*"/>
    </style:style>
    <style:style style:name="Tablo1.B" style:family="table-column">
      <style:table-column-properties style:column-width="1.538cm" style:rel-column-width="872*"/>
    </style:style>
    <style:style style:name="Tablo1.C" style:family="table-column">
      <style:table-column-properties style:column-width="1.914cm" style:rel-column-width="1085*"/>
    </style:style>
    <style:style style:name="Tablo1.D" style:family="table-column">
      <style:table-column-properties style:column-width="12.488cm" style:rel-column-width="7080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D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b9ba" officeooo:paragraph-rsid="0007b9ba"/>
    </style:style>
    <style:style style:name="P2" style:family="paragraph" style:parent-style-name="Table_20_Contents">
      <style:text-properties officeooo:rsid="0001aa96" officeooo:paragraph-rsid="0001aa96"/>
    </style:style>
    <style:style style:name="P3" style:family="paragraph" style:parent-style-name="Table_20_Contents">
      <style:text-properties officeooo:rsid="00041095" officeooo:paragraph-rsid="00041095"/>
    </style:style>
    <style:style style:name="P4" style:family="paragraph" style:parent-style-name="Table_20_Contents">
      <style:text-properties fo:color="#c9211e" officeooo:rsid="00041095" officeooo:paragraph-rsid="00041095"/>
    </style:style>
    <style:style style:name="P5" style:family="paragraph" style:parent-style-name="Table_20_Contents">
      <style:text-properties fo:color="#355269" officeooo:rsid="0001aa96" officeooo:paragraph-rsid="0001aa96"/>
    </style:style>
    <style:style style:name="P6" style:family="paragraph" style:parent-style-name="Table_20_Contents">
      <style:text-properties fo:color="#168253" officeooo:rsid="0001aa96" officeooo:paragraph-rsid="0001aa96"/>
    </style:style>
    <style:style style:name="P7" style:family="paragraph" style:parent-style-name="Table_20_Contents">
      <style:text-properties officeooo:rsid="000577e0" officeooo:paragraph-rsid="000577e0"/>
    </style:style>
    <style:style style:name="P8" style:family="paragraph" style:parent-style-name="Table_20_Contents">
      <style:text-properties officeooo:rsid="0005b856" officeooo:paragraph-rsid="0005b856"/>
    </style:style>
    <style:style style:name="P9" style:family="paragraph" style:parent-style-name="Table_20_Contents">
      <style:text-properties officeooo:rsid="0007436e" officeooo:paragraph-rsid="0007436e"/>
    </style:style>
    <style:style style:name="P10" style:family="paragraph" style:parent-style-name="Table_20_Contents">
      <style:text-properties officeooo:rsid="00075b9f" officeooo:paragraph-rsid="00075b9f"/>
    </style:style>
    <style:style style:name="P11" style:family="paragraph" style:parent-style-name="Table_20_Contents">
      <style:text-properties officeooo:rsid="0007b9ba" officeooo:paragraph-rsid="0007b9ba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T1" style:family="text">
      <style:text-properties officeooo:rsid="00027cff"/>
    </style:style>
    <style:style style:name="T2" style:family="text">
      <style:text-properties officeooo:rsid="00041095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fo:font-size="12pt" officeooo:rsid="00041095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75b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row>
          <table:table-cell table:style-name="Tablo1.A1" office:value-type="string">
            <text:p text:style-name="P5"><text:span text:style-name="T2">M</text:span><text:span text:style-name="T1">odül</text:span></text:p>
          </table:table-cell>
          <table:table-cell table:style-name="Tablo1.A1" office:value-type="string">
            <text:p text:style-name="P6">Fonksiyon(method)</text:p>
          </table:table-cell>
          <table:table-cell table:style-name="Tablo1.A1" office:value-type="string">
            <text:p text:style-name="P4">Nitelik</text:p>
          </table:table-cell>
          <table:table-cell table:style-name="Tablo1.D1" office:value-type="string">
            <text:p text:style-name="P3">Açıklama</text:p>
          </table:table-cell>
        </table:table-row>
        <table:table-row>
          <table:table-cell table:style-name="Tablo1.A2" office:value-type="string">
            <text:p text:style-name="P2">Sympy</text:p>
          </table:table-cell>
          <table:table-cell table:style-name="Tablo1.A2" office:value-type="string">
            <text:p text:style-name="Table_20_Contents">-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12"><text:span text:style-name="T3">Python'da sembolik matematik, cebirsel manipulasyon gibi</text:span> <text:span text:style-name="T4">pek çok işlem için kullanılan bir modül.</text:span></text:p>
          </table:table-cell>
        </table:table-row>
        <table:table-row>
          <table:table-cell table:style-name="Tablo1.A2" office:value-type="string">
            <text:p text:style-name="P3">Sympy</text:p>
          </table:table-cell>
          <table:table-cell table:style-name="Tablo1.A2" office:value-type="string">
            <text:p text:style-name="P3">Symbol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7">Symbol fonsiyonu adından da anlaşıldığı gibi variable lara kendinde bulunan <text:span text:style-name="T5">nitelikleri</text:span> sembol şeklinde atar.</text:p>
          </table:table-cell>
        </table:table-row>
        <table:table-row>
          <table:table-cell table:style-name="Tablo1.A2" office:value-type="string">
            <text:p text:style-name="P7">Sympy</text:p>
          </table:table-cell>
          <table:table-cell table:style-name="Tablo1.A2" office:value-type="string">
            <text:p text:style-name="P7">expand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7">Formülü dağıtarak(işlem yaparak) sade haline getirir.</text:p>
          </table:table-cell>
        </table:table-row>
        <table:table-row>
          <table:table-cell table:style-name="Tablo1.A2" office:value-type="string">
            <text:p text:style-name="P7">Sympy</text:p>
          </table:table-cell>
          <table:table-cell table:style-name="Tablo1.A2" office:value-type="string">
            <text:p text:style-name="P7">factor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7">Çarpanlara ayırma işlemini yapar.</text:p>
          </table:table-cell>
        </table:table-row>
        <table:table-row>
          <table:table-cell table:style-name="Tablo1.A2" office:value-type="string">
            <text:p text:style-name="P7">Sympy</text:p>
          </table:table-cell>
          <table:table-cell table:style-name="Tablo1.A2" office:value-type="string">
            <text:p text:style-name="P7">pprint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7">Adı pretty printten gelen grafikimsi bir baskı yapar.</text:p>
            <text:p text:style-name="P7"><text:s text:c="17"/>2 <text:s/></text:p>
            <text:p text:style-name="P7"><text:s/>Örnek(x <text:s text:c="3"/>)</text:p>
          </table:table-cell>
        </table:table-row>
        <table:table-row>
          <table:table-cell table:style-name="Tablo1.A2" office:value-type="string">
            <text:p text:style-name="P8">Sympy</text:p>
          </table:table-cell>
          <table:table-cell table:style-name="Tablo1.A2" office:value-type="string">
            <text:p text:style-name="P8">subs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8">Bir değişkeni veya ifadeyi başka bir değişken veya ifade ile değiştirmeyi sağlar.</text:p>
          </table:table-cell>
        </table:table-row>
        <table:table-row>
          <table:table-cell table:style-name="Tablo1.A2" office:value-type="string">
            <text:p text:style-name="P8">Sympy</text:p>
          </table:table-cell>
          <table:table-cell table:style-name="Tablo1.A2" office:value-type="string">
            <text:p text:style-name="P8">sqrt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8">Kök alma işlemi yapar.</text:p>
          </table:table-cell>
        </table:table-row>
        <table:table-row>
          <table:table-cell table:style-name="Tablo1.A2" office:value-type="string">
            <text:p text:style-name="P8">Sympy</text:p>
          </table:table-cell>
          <table:table-cell table:style-name="Tablo1.A2" office:value-type="string">
            <text:p text:style-name="Table_20_Contents">-</text:p>
          </table:table-cell>
          <table:table-cell table:style-name="Tablo1.A2" office:value-type="string">
            <text:p text:style-name="P8">pi</text:p>
          </table:table-cell>
          <table:table-cell table:style-name="Tablo1.D2" office:value-type="string">
            <text:p text:style-name="P8">Pi sembolü.</text:p>
          </table:table-cell>
        </table:table-row>
        <table:table-row>
          <table:table-cell table:style-name="Tablo1.A2" office:value-type="string">
            <text:p text:style-name="P9">Sympy</text:p>
          </table:table-cell>
          <table:table-cell table:style-name="Tablo1.A2" office:value-type="string">
            <text:p text:style-name="P9">exp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9">Parametre olarak yazılan ifadeyi e üssü olarak geri döndürür.</text:p>
          </table:table-cell>
        </table:table-row>
        <table:table-row>
          <table:table-cell table:style-name="Tablo1.A2" office:value-type="string">
            <text:p text:style-name="P9">Sympy.plotting</text:p>
          </table:table-cell>
          <table:table-cell table:style-name="Tablo1.A2" office:value-type="string">
            <text:p text:style-name="P9">p<text:span text:style-name="T6">i</text:span>lot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10">2 boyutlu grafikler yapmamıza olanak sağlar.</text:p>
          </table:table-cell>
        </table:table-row>
        <table:table-row>
          <table:table-cell table:style-name="Tablo1.A2" office:value-type="string">
            <text:p text:style-name="P10">Matplotlib.pyplot</text:p>
          </table:table-cell>
          <table:table-cell table:style-name="Tablo1.A2" office:value-type="string">
            <text:p text:style-name="P10">pilot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10">2 boyutlu grafikler yapmamıza olanak sağlar.</text:p>
          </table:table-cell>
        </table:table-row>
        <table:table-row>
          <table:table-cell table:style-name="Tablo1.A2" office:value-type="string">
            <text:p text:style-name="P10">Matplotlib.pyplot</text:p>
          </table:table-cell>
          <table:table-cell table:style-name="Tablo1.A2" office:value-type="string">
            <text:p text:style-name="P10">show</text:p>
          </table:table-cell>
          <table:table-cell table:style-name="Tablo1.A2" office:value-type="string">
            <text:p text:style-name="Table_20_Contents">-</text:p>
          </table:table-cell>
          <table:table-cell table:style-name="Tablo1.D2" office:value-type="string">
            <text:p text:style-name="P11">Graflerin çıktısını almamızı sağlar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Hazırlayan : İsmet ünlü</text:p>
      <text:p text:style-name="P1">Numara : 18040105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Tahoma, Helvetica, Free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4-10T02:22:49.040000000</dc:date>
    <meta:editing-duration>PT2M2S</meta:editing-duration>
    <meta:editing-cycles>1</meta:editing-cycles>
    <meta:document-statistic meta:table-count="1" meta:image-count="0" meta:object-count="0" meta:page-count="1" meta:paragraph-count="56" meta:word-count="138" meta:character-count="912" meta:non-whitespace-character-count="807"/>
  </office:meta>
</office:document-meta>
</file>